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ru" fo:country="RU" officeooo:rsid="00809bc9" officeooo:paragraph-rsid="00809bc9"/>
    </style:style>
    <style:style style:name="P16" style:family="paragraph" style:parent-style-name="Standard">
      <style:text-properties fo:language="en" fo:country="US" fo:font-weight="normal" officeooo:rsid="003abca1" officeooo:paragraph-rsid="003abca1" style:font-weight-asian="normal" style:font-weight-complex="normal"/>
    </style:style>
    <style:style style:name="P17"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18"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19"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20"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21"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22"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23"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24"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P25" style:family="paragraph" style:parent-style-name="List_20_Paragraph" style:list-style-name="L1">
      <style:text-properties fo:language="ru" fo:country="RU" fo:font-weight="normal" officeooo:rsid="005b7c61" officeooo:paragraph-rsid="00627c57" style:font-weight-asian="normal" style:font-weight-complex="normal"/>
    </style:style>
    <style:style style:name="P26" style:family="paragraph" style:parent-style-name="List_20_Paragraph" style:list-style-name="L1">
      <style:text-properties fo:language="ru" fo:country="RU" fo:font-weight="normal" officeooo:rsid="005b7c61" officeooo:paragraph-rsid="006490ca" style:font-weight-asian="normal" style:font-weight-complex="normal"/>
    </style:style>
    <style:style style:name="P27" style:family="paragraph" style:parent-style-name="List_20_Paragraph" style:list-style-name="L1">
      <style:text-properties fo:language="ru" fo:country="RU" fo:font-weight="normal" officeooo:rsid="005b7c61" officeooo:paragraph-rsid="00659db4" style:font-weight-asian="normal" style:font-weight-complex="normal"/>
    </style:style>
    <style:style style:name="P28" style:family="paragraph" style:parent-style-name="List_20_Paragraph" style:list-style-name="L1">
      <style:text-properties fo:language="ru" fo:country="RU" fo:font-weight="normal" officeooo:rsid="005b7c61" officeooo:paragraph-rsid="00670639" style:font-weight-asian="normal" style:font-weight-complex="normal"/>
    </style:style>
    <style:style style:name="P29" style:family="paragraph" style:parent-style-name="List_20_Paragraph" style:list-style-name="L1">
      <style:text-properties fo:language="ru" fo:country="RU" fo:font-weight="normal" officeooo:rsid="005b7c61" officeooo:paragraph-rsid="00691ceb" style:font-weight-asian="normal" style:font-weight-complex="normal"/>
    </style:style>
    <style:style style:name="P30" style:family="paragraph" style:parent-style-name="List_20_Paragraph" style:list-style-name="L1">
      <style:text-properties fo:language="ru" fo:country="RU" fo:font-weight="normal" officeooo:rsid="005b7c61" officeooo:paragraph-rsid="006aefcc" style:font-weight-asian="normal" style:font-weight-complex="normal"/>
    </style:style>
    <style:style style:name="P31" style:family="paragraph" style:parent-style-name="List_20_Paragraph" style:list-style-name="L1">
      <style:text-properties fo:language="ru" fo:country="RU" fo:font-weight="normal" officeooo:rsid="006cb09d" officeooo:paragraph-rsid="006cb09d" style:font-weight-asian="normal" style:font-weight-complex="normal"/>
    </style:style>
    <style:style style:name="P32" style:family="paragraph" style:parent-style-name="List_20_Paragraph" style:list-style-name="L1">
      <style:text-properties fo:language="ru" fo:country="RU" fo:font-weight="normal" officeooo:rsid="006e7eba" officeooo:paragraph-rsid="006e7eba" style:font-weight-asian="normal" style:font-weight-complex="normal"/>
    </style:style>
    <style:style style:name="P33" style:family="paragraph" style:parent-style-name="List_20_Paragraph" style:list-style-name="L1">
      <style:text-properties fo:language="ru" fo:country="RU" fo:font-weight="normal" officeooo:rsid="006e7eba" officeooo:paragraph-rsid="00709324" style:font-weight-asian="normal" style:font-weight-complex="normal"/>
    </style:style>
    <style:style style:name="P34" style:family="paragraph" style:parent-style-name="List_20_Paragraph" style:list-style-name="L1">
      <style:text-properties fo:language="ru" fo:country="RU" fo:font-weight="normal" officeooo:rsid="007210b1" officeooo:paragraph-rsid="0072cddc" style:font-weight-asian="normal" style:font-weight-complex="normal"/>
    </style:style>
    <style:style style:name="P35" style:family="paragraph" style:parent-style-name="List_20_Paragraph" style:list-style-name="L1">
      <style:text-properties fo:language="ru" fo:country="RU" fo:font-weight="normal" officeooo:rsid="00744e9e" officeooo:paragraph-rsid="00744e9e" style:font-weight-asian="normal" style:font-weight-complex="normal"/>
    </style:style>
    <style:style style:name="P36" style:family="paragraph" style:parent-style-name="List_20_Paragraph" style:list-style-name="L1">
      <style:text-properties fo:language="ru" fo:country="RU" fo:font-weight="normal" officeooo:rsid="00744e9e" officeooo:paragraph-rsid="00781792" style:font-weight-asian="normal" style:font-weight-complex="normal"/>
    </style:style>
    <style:style style:name="P37" style:family="paragraph" style:parent-style-name="List_20_Paragraph" style:list-style-name="L1">
      <style:text-properties fo:language="ru" fo:country="RU" fo:font-weight="normal" officeooo:rsid="00790cc0" officeooo:paragraph-rsid="00790cc0" style:font-weight-asian="normal" style:font-weight-complex="normal"/>
    </style:style>
    <style:style style:name="P38" style:family="paragraph" style:parent-style-name="List_20_Paragraph" style:list-style-name="L1">
      <style:text-properties fo:language="ru" fo:country="RU" fo:font-weight="normal" officeooo:rsid="007adc3e" officeooo:paragraph-rsid="007b8692" style:font-weight-asian="normal" style:font-weight-complex="normal"/>
    </style:style>
    <style:style style:name="P39" style:family="paragraph" style:parent-style-name="List_20_Paragraph" style:list-style-name="L1">
      <style:text-properties fo:language="ru" fo:country="RU" fo:font-weight="normal" officeooo:rsid="007cd183" officeooo:paragraph-rsid="007cd183" style:font-weight-asian="normal" style:font-weight-complex="normal"/>
    </style:style>
    <style:style style:name="P40" style:family="paragraph" style:parent-style-name="List_20_Paragraph" style:list-style-name="L1">
      <style:text-properties fo:language="ru" fo:country="RU" fo:font-weight="normal" officeooo:rsid="007eb1b8" officeooo:paragraph-rsid="007eb1b8" style:font-weight-asian="normal" style:font-weight-complex="normal"/>
    </style:style>
    <style:style style:name="P41" style:family="paragraph" style:parent-style-name="List_20_Paragraph" style:list-style-name="L1">
      <style:text-properties fo:language="ru" fo:country="RU" fo:font-weight="normal" officeooo:rsid="007fddac" officeooo:paragraph-rsid="007fddac" style:font-weight-asian="normal" style:font-weight-complex="normal"/>
    </style:style>
    <style:style style:name="P42" style:family="paragraph" style:parent-style-name="List_20_Paragraph" style:list-style-name="L2">
      <style:text-properties fo:language="ru" fo:country="RU" officeooo:rsid="00809bc9" officeooo:paragraph-rsid="008337b0"/>
    </style:style>
    <style:style style:name="P43" style:family="paragraph" style:parent-style-name="List_20_Paragraph" style:list-style-name="L2">
      <style:text-properties fo:language="ru" fo:country="RU" officeooo:rsid="00809bc9" officeooo:paragraph-rsid="00838020"/>
    </style:style>
    <style:style style:name="P44" style:family="paragraph" style:parent-style-name="List_20_Paragraph" style:list-style-name="L2">
      <style:text-properties fo:language="ru" fo:country="RU" officeooo:rsid="00809bc9" officeooo:paragraph-rsid="00857aaa"/>
    </style:style>
    <style:style style:name="P45" style:family="paragraph" style:parent-style-name="List_20_Paragraph" style:list-style-name="L2">
      <style:text-properties fo:language="ru" fo:country="RU" officeooo:rsid="00857aaa" officeooo:paragraph-rsid="00857aaa"/>
    </style:style>
    <style:style style:name="P46" style:family="paragraph" style:parent-style-name="List_20_Paragraph" style:list-style-name="L2">
      <style:text-properties fo:language="ru" fo:country="RU" officeooo:rsid="00857aaa" officeooo:paragraph-rsid="0086acbf"/>
    </style:style>
    <style:style style:name="P47" style:family="paragraph" style:parent-style-name="List_20_Paragraph" style:list-style-name="L2">
      <style:text-properties fo:color="#000000" style:font-name="Liberation Serif" fo:language="en" fo:country="US" officeooo:rsid="00884542" officeooo:paragraph-rsid="008a7c44"/>
    </style:style>
    <style:style style:name="P48" style:family="paragraph" style:parent-style-name="List_20_Paragraph" style:list-style-name="L2">
      <style:text-properties fo:color="#000000" style:font-name="Liberation Serif" fo:language="ru" fo:country="RU" officeooo:rsid="008a7c44" officeooo:paragraph-rsid="008a7c44"/>
    </style:style>
    <style:style style:name="P49" style:family="paragraph" style:parent-style-name="List_20_Paragraph" style:list-style-name="L2">
      <style:text-properties fo:color="#000000" style:font-name="Liberation Serif" fo:language="ru" fo:country="RU" officeooo:rsid="008b95af" officeooo:paragraph-rsid="008b95af"/>
    </style:style>
    <style:style style:name="P50" style:family="paragraph" style:parent-style-name="List_20_Paragraph" style:list-style-name="L2">
      <style:paragraph-properties fo:margin-left="0in" fo:margin-right="0in" fo:text-indent="0in" style:auto-text-indent="false"/>
      <style:text-properties fo:color="#000000" style:font-name="Liberation Serif" fo:language="ru" fo:country="RU" officeooo:rsid="008bc483" officeooo:paragraph-rsid="008bc483"/>
    </style:style>
    <style:style style:name="P51" style:family="paragraph" style:parent-style-name="List_20_Paragraph">
      <style:paragraph-properties fo:margin-left="0in" fo:margin-right="0in" fo:text-indent="0in" style:auto-text-indent="false"/>
      <style:text-properties fo:color="#000000" style:font-name="Liberation Serif" fo:language="ru" fo:country="RU" officeooo:rsid="008bc483" officeooo:paragraph-rsid="008bc483"/>
    </style:style>
    <style:style style:name="P52" style:family="paragraph" style:parent-style-name="List_20_Paragraph">
      <style:paragraph-properties fo:margin-left="0in" fo:margin-right="0in" fo:text-indent="0in" style:auto-text-indent="false"/>
      <style:text-properties fo:color="#000000" style:font-name="Liberation Serif" fo:language="ru" fo:country="RU" officeooo:rsid="008c2610" officeooo:paragraph-rsid="008c2610"/>
    </style:style>
    <style:style style:name="P53" style:family="paragraph" style:parent-style-name="Heading_20_1" style:list-style-name="L1">
      <style:text-properties fo:color="#000000" style:font-name="Liberation Serif" officeooo:paragraph-rsid="007fddac"/>
    </style:style>
    <style:style style:name="P54" style:family="paragraph" style:parent-style-name="Standard" style:list-style-name="L1">
      <style:text-properties fo:language="ru" fo:country="RU" fo:font-weight="normal" officeooo:rsid="0053bd27" officeooo:paragraph-rsid="0053bd27" style:font-weight-asian="normal" style:font-weight-complex="normal"/>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fo:language="en" fo:country="US" officeooo:rsid="00781792"/>
    </style:style>
    <style:style style:name="T17" style:family="text">
      <style:text-properties fo:language="en" fo:country="US" officeooo:rsid="007b8692"/>
    </style:style>
    <style:style style:name="T18" style:family="text">
      <style:text-properties officeooo:rsid="003d6245"/>
    </style:style>
    <style:style style:name="T19" style:family="text">
      <style:text-properties officeooo:rsid="00405031"/>
    </style:style>
    <style:style style:name="T20" style:family="text">
      <style:text-properties officeooo:rsid="0043af54"/>
    </style:style>
    <style:style style:name="T21" style:family="text">
      <style:text-properties officeooo:rsid="0044db5c"/>
    </style:style>
    <style:style style:name="T22" style:family="text">
      <style:text-properties officeooo:rsid="004737a9"/>
    </style:style>
    <style:style style:name="T23" style:family="text">
      <style:text-properties officeooo:rsid="004a9616"/>
    </style:style>
    <style:style style:name="T24" style:family="text">
      <style:text-properties officeooo:rsid="004ab8ab"/>
    </style:style>
    <style:style style:name="T25" style:family="text">
      <style:text-properties officeooo:rsid="004dee0b"/>
    </style:style>
    <style:style style:name="T26" style:family="text">
      <style:text-properties officeooo:rsid="0051fdb1"/>
    </style:style>
    <style:style style:name="T27" style:family="text">
      <style:text-properties officeooo:rsid="0054b930"/>
    </style:style>
    <style:style style:name="T28" style:family="text">
      <style:text-properties officeooo:rsid="00562df0"/>
    </style:style>
    <style:style style:name="T29" style:family="text">
      <style:text-properties officeooo:rsid="0057d869"/>
    </style:style>
    <style:style style:name="T30" style:family="text">
      <style:text-properties officeooo:rsid="0057daa1"/>
    </style:style>
    <style:style style:name="T31" style:family="text">
      <style:text-properties officeooo:rsid="005ab003"/>
    </style:style>
    <style:style style:name="T32" style:family="text">
      <style:text-properties officeooo:rsid="005b7c61"/>
    </style:style>
    <style:style style:name="T33" style:family="text">
      <style:text-properties officeooo:rsid="005c301d"/>
    </style:style>
    <style:style style:name="T34" style:family="text">
      <style:text-properties officeooo:rsid="005d89e4"/>
    </style:style>
    <style:style style:name="T35" style:family="text">
      <style:text-properties officeooo:rsid="006149fa"/>
    </style:style>
    <style:style style:name="T36" style:family="text">
      <style:text-properties officeooo:rsid="006490ca"/>
    </style:style>
    <style:style style:name="T37" style:family="text">
      <style:text-properties officeooo:rsid="00659db4"/>
    </style:style>
    <style:style style:name="T38" style:family="text">
      <style:text-properties officeooo:rsid="0068948c"/>
    </style:style>
    <style:style style:name="T39" style:family="text">
      <style:text-properties officeooo:rsid="00691ceb"/>
    </style:style>
    <style:style style:name="T40" style:family="text">
      <style:text-properties officeooo:rsid="006aefcc"/>
    </style:style>
    <style:style style:name="T41" style:family="text">
      <style:text-properties officeooo:rsid="00705a9a"/>
    </style:style>
    <style:style style:name="T42" style:family="text">
      <style:text-properties officeooo:rsid="007210b1"/>
    </style:style>
    <style:style style:name="T43" style:family="text">
      <style:text-properties officeooo:rsid="0072cddc"/>
    </style:style>
    <style:style style:name="T44" style:family="text">
      <style:text-properties officeooo:rsid="007540d9"/>
    </style:style>
    <style:style style:name="T45" style:family="text">
      <style:text-properties officeooo:rsid="00781792"/>
    </style:style>
    <style:style style:name="T46" style:family="text">
      <style:text-properties officeooo:rsid="007b8692"/>
    </style:style>
    <style:style style:name="T47" style:family="text">
      <style:text-properties fo:color="#000000" style:font-name="Liberation Serif"/>
    </style:style>
    <style:style style:name="T48" style:family="text">
      <style:text-properties fo:color="#000000" style:font-name="Liberation Serif" fo:language="en" fo:country="US"/>
    </style:style>
    <style:style style:name="T49" style:family="text">
      <style:text-properties fo:color="#000000" style:font-name="Liberation Serif" fo:language="en" fo:country="US" officeooo:rsid="008337b0"/>
    </style:style>
    <style:style style:name="T50" style:family="text">
      <style:text-properties fo:color="#000000" style:font-name="Liberation Serif" fo:language="en" fo:country="US" officeooo:rsid="00884542"/>
    </style:style>
    <style:style style:name="T51" style:family="text">
      <style:text-properties fo:color="#000000" style:font-name="Liberation Serif" officeooo:rsid="008337b0"/>
    </style:style>
    <style:style style:name="T52" style:family="text">
      <style:text-properties fo:color="#000000" style:font-name="Liberation Serif" officeooo:rsid="00838020"/>
    </style:style>
    <style:style style:name="T53" style:family="text">
      <style:text-properties fo:color="#000000" style:font-name="Liberation Serif" officeooo:rsid="00857aaa"/>
    </style:style>
    <style:style style:name="T54" style:family="text">
      <style:text-properties fo:color="#000000" style:font-name="Liberation Serif" officeooo:rsid="00884542"/>
    </style:style>
    <style:style style:name="T55" style:family="text">
      <style:text-properties officeooo:rsid="008a7c44"/>
    </style:style>
    <style:style style:name="T56" style:family="text">
      <style:text-properties fo:language="ru" fo:country="RU" officeooo:rsid="008a7c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a xlink:type="simple" xlink:href="http://www.vldb.org/pvldb/vol6/p2014-xie.pdf" text:style-name="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6"/>
      <text:p text:style-name="P16"><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18">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19">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19">популяции могут быть соответствующим образо скоректированны, и так же популяция </text:span><text:span text:style-name="T10">US </text:span><text:span text:style-name="T19">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22">первый</text:span> LocationIdentifier используется, чтобы указать тип информацииили <text:span text:style-name="T20">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21">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23">указывают </text:span><text:soft-page-break/><text:span text:style-name="T23">на внутренние воичные деревья, и внутренние вершины двоичного дерева указывают на файлы или блоки </text:span><text:span text:style-name="T11">RAM. </text:span><text:span text:style-name="T24">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24">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25">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26">д</text:span>просмотр организации кода</text:p>
      <text:list xml:id="list6668716379914741869" text:style-name="L1">
        <text:list-item>
          <text:p text:style-name="P54"><text:s text:c="2"/>BlockIO содержит интерфейс и классы для сериализации информации блоков.</text:p>
          <text:list>
            <text:list-item>
              <text:p text:style-name="P17">Папка<text:span text:style-name="T7">I</text:span>BlockIO — определяет простой интерфейс для чтения и записи блоков, и получение и создание блокировки. <text:span text:style-name="T27">Каждый блок связан с Guid (эффективно имя файла для блока).</text:span></text:p>
            </text:list-item>
            <text:list-item>
              <text:p text:style-name="P18">SerializableBlockIO — <text:span text:style-name="T28">статический дженерик класс для сериализации экземпляра класса блока или чтения блока и создания экземпляра класса.</text:span></text:p>
            </text:list-item>
            <text:list-item>
              <text:p text:style-name="P19">InMemoryBlockIO — <text:s/><text:span text:style-name="T29">реализация в памяти интерфейса </text:span><text:span text:style-name="T15">IBlockIO</text:span><text:span text:style-name="T29">.</text:span></text:p>
            </text:list-item>
            <text:list-item>
              <text:p text:style-name="P19">AzureBlockIO <text:span text:style-name="T29">реализация <text:s/></text:span><text:span text:style-name="T15">BlockIO и</text:span><text:span text:style-name="T29">спользуя </text:span><text:span text:style-name="T15">Azure blobs </text:span><text:span text:style-name="T29">для чтения и записи блоков.</text:span></text:p>
            </text:list-item>
          </text:list>
        </text:list-item>
        <text:list-item>
          <text:p text:style-name="P20">CellAndBlockContents папка содержит классы которыйе определяют содержание ячеек.</text:p>
          <text:list>
            <text:list-item>
              <text:p text:style-name="P20">BlockContents содержит <text:s/>CellInfos организованные в <text:s/>HierarchicalLocationTree смотри ниже, <text:span text:style-name="T30">а также информацию о следующем времени когда обновление будет сделанно.</text:span></text:p>
            </text:list-item>
            <text:list-item>
              <text:p text:style-name="P21">CellInfo <text:span text:style-name="T31">определяет структуру ячейки.</text:span></text:p>
              <text:list>
                <text:list-item>
                  <text:p text:style-name="P22">Как описано далее ниже, <text:span text:style-name="T32">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23">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23">CellValueBase базовый тип для определения значения с ассоциированной ячейкой, это должнго помочь <text:span text:style-name="T33">ротоколу буферизирующего сериализацию, особенно сериализацию дженерик типов где дженерик может быть сериализован.</text:span></text:p>
            </text:list-item>
            <text:list-item>
              <text:p text:style-name="P24">CellValueForBuiltInType <text:span text:style-name="T34">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24"><text:span text:style-name="T34">Папка </text:span>CellLocators <text:span text:style-name="T34">содержит классы для оргинзации и индексирования ячеек (смотрите также </text:span>CellLocators <text:span text:style-name="T34">ниже для большей информации)</text:span></text:p>
          <text:list>
            <text:list-item>
              <text:p text:style-name="P25">HierarchicalLocationList <text:span text:style-name="T35">иерархический список, который может хранить объекты в различных частях иерархии. Так HierarchicalLocationList&lt;CellInfo&gt; может быть использован для хранения <text:s/>объектов “United States”, “Texas”, и/или “Dallas”, HierarchicalLocationList&lt;bool&gt; может быть испльзован для собирания некоторого колличества иерархических локаций. Потому что структура данных рекурсивна, объект <text:s/>HierarchicalLocationList может представлять внутренний список локаций а не корневой список локаций, но он имеет доступ к родительскому и/или дочернему HierarchicalLocationList.</text:span></text:p>
            </text:list-item>
            <text:list-item>
              <text:p text:style-name="P26">LocationTree <text:span text:style-name="T36">класс</text:span> <text:span text:style-name="T36">бинарное дерево, для внешней и внутреннх бинарных деревьев, </text:span><text:soft-page-break/><text:span text:style-name="T36">используется для организации всех блоков.</text:span></text:p>
            </text:list-item>
            <text:list-item>
              <text:p text:style-name="P27">LocationTreeFile <text:span text:style-name="T37">добавляет некоторую дополнительную информацию о </text:span>LocationTree <text:span text:style-name="T37">что бы сериализировать</text:span></text:p>
            </text:list-item>
            <text:list-item>
              <text:p text:style-name="P28">ItemLocationRange <text:span text:style-name="T37">определяет диаппазон локиций в блоке. Обратите внимание на то, что первое и/или последнее расположение может относиться к середине иерархии. Но даже если бы первое расположение соответствует Далласу, Техас, информация о Техасе и США все еще хранится, синхронизируемыми изменениями с обоими файлами.</text:span></text:p>
            </text:list-item>
          </text:list>
        </text:list-item>
        <text:list-item>
          <text:p text:style-name="P29"><text:span text:style-name="T38">Папка </text:span>CellMessages <text:span text:style-name="T39">классы (описанные ниже в секции «Cell Messages») и может быть использован для обновления источника ячеек, распространение изменений внутренних ячеек в другие ячейки, и экспорт значений ячеек.</text:span></text:p>
        </text:list-item>
        <text:list-item>
          <text:p text:style-name="P30"><text:span text:style-name="T40">Папка </text:span>Logging <text:span text:style-name="T40">содержит интерейсы и классы для базового логгирования ошибок функциональности.</text:span></text:p>
        </text:list-item>
        <text:list-item>
          <text:p text:style-name="P31">Папка <text:s/>MessageDelivery содержит</text:p>
          <text:list>
            <text:list-item>
              <text:p text:style-name="P32">низко уровневый интерфейс <text:s/>ImessageQueue, реализованный <text:s/>InMemoryMessageQueue и <text:s/>AzureMessage Queue, <text:span text:style-name="T41">оба из которых автоматически возращают сообщения и очереди, если достаточно времени прошло без сообщения подтверждающего успешность обработки </text:span></text:p>
            </text:list-item>
            <text:list-item>
              <text:p text:style-name="P33">MessageQueueForInnerTree <text:span text:style-name="T41">использует <text:s/>ImessageQueue для обработки очереди AggregateMessages (которая содержит <text:s/>CellMessages)</text:span></text:p>
              <text:list>
                <text:list-item>
                  <text:p text:style-name="P34">Он использует <text:s/>AggregateMessageTracker класс, который хранит <text:span text:style-name="T43">какие</text:span> AggregateMessage <text:span text:style-name="T43">содержат каждые CellMessage и можно создать новый </text:span>AggregateMessage, <text:span text:style-name="T43">который есть подмножество старого <text:s/></text:span>AggregateMessage <text:span text:style-name="T43">когда некоторые части <text:s/></text:span>AggregateMessage <text:span text:style-name="T43">успешно выполнены но другие неудачно и надо переиспользовать</text:span></text:p>
                </text:list-item>
                <text:list-item>
                  <text:p text:style-name="P35">Так же используется <text:s/>AggregateMessageStatus, который хранит статус выполнения индивидуального <text:s/><text:span text:style-name="T42">AggregateMessage</text:span></text:p>
                </text:list-item>
              </text:list>
            </text:list-item>
            <text:list-item>
              <text:p text:style-name="P36">MessageQueueForBlock. <text:s/>InnerTreeManager <text:span text:style-name="T44">(ниже) берет <text:s/>CellMessages из MessageQueueForInnerTree и присваивает их отдельному MessageQueueForBlock для каждого блока, представленного внутренним деревом. Когда настает время, добавления сообщения в очередь <text:s/>вызывается метод ApplyMessagesToBlock(), который пытается считать <text:s/>блок , вызывая метод </text:span><text:span text:style-name="T16">ProcessMessages() </text:span><text:span text:style-name="T45">класса </text:span><text:span text:style-name="T16">BlockContents </text:span><text:span text:style-name="T45">и затем записывая измененный блок.</text:span></text:p>
            </text:list-item>
          </text:list>
        </text:list-item>
        <text:list-item>
          <text:p text:style-name="P37">Папка <text:s/>CellCalculation содержит:</text:p>
          <text:list>
            <text:list-item>
              <text:p text:style-name="P38">инетрфейс <text:s/>IcellCalculator <text:span text:style-name="T17">(</text:span><text:span text:style-name="T46">чтобы обработать определнные типы ячеек</text:span><text:span text:style-name="T17">), </text:span><text:span text:style-name="T46">который включает метод CalculateCell(HierarchicalLocationList&lt;CellInfo&gt;).</text:span></text:p>
            </text:list-item>
            <text:list-item>
              <text:p text:style-name="P39">Заметте, параметр <text:s/><text:span text:style-name="T46">HierarchicalLocationList, </text:span>метода <text:s/><text:span text:style-name="T46">CalculateCell </text:span>получает и <text:s/><text:span text:style-name="T46">CellInfo </text:span>и опредленное место в иерархическом списке расположение. Метод <text:span text:style-name="T46">CalculateCell </text:span>вызывается полсе того, как сообщения, включая пользовательские <text:s/>сообщения, будут обработаны.</text:p>
            </text:list-item>
            <text:list-item>
              <text:p text:style-name="P40">Различные встроенные реализации того интерфейса.</text:p>
            </text:list-item>
            <text:list-item>
              <text:p text:style-name="P40">Класс <text:s/>CellTypeRegistration для регистрации реализации определнного выше библиотеке каллсов, так что бы новые типы манипуляции ячеек (эквивалентные формулам элетронной таблицы) могли быть сделанны.</text:p>
            </text:list-item>
          </text:list>
        </text:list-item>
        <text:list-item>
          <text:p text:style-name="P41">Папка <text:s/>TreeManagement включает</text:p>
          <text:list>
            <text:list-item>
              <text:p text:style-name="P41">OuterTreeManager (чтобы обработать чтение и запись внешнего дерева расположения),</text:p>
            </text:list-item>
            <text:list-item>
              <text:p text:style-name="P41">InnerTreeManager (то, которое вызывает MessageQueueForInnerTree, чтобы загрузить сообщения, распределяет их MessageQueueForBlocks, и затем обрабатывает очереди, у которых есть самые высокие сообщения с приоритетом),</text:p>
            </text:list-item>
          </text:list>
          <text:h text:style-name="P53" text:outline-level="1"><text:soft-page-break/>Cell Messages</text:h>
        </text:list-item>
      </text:list>
      <text:p text:style-name="P15"><text:span text:style-name="T47">Обновления всех типов сделанны через экземпляры класса </text:span><text:span text:style-name="T48">CellMessage. CellMessage </text:span><text:span text:style-name="T47">используется, чтобы установить в ячейку значение на основе внешнего источника, обновить клетку на основе изменения, внесенного одно из его исходных зависимостей и экспортировать значение во внешний источник. Наследование от </text:span><text:span text:style-name="T48">CellMessage </text:span><text:span text:style-name="T47">следуте дальше. (объяснение сразу далее ниже)</text:span></text:p>
      <text:list xml:id="list8160594871300756950" text:style-name="L2">
        <text:list-item>
          <text:p text:style-name="P42"><text:span text:style-name="T47">MessageToSetValueOfCell </text:span><text:span text:style-name="T49">(к</text:span><text:span text:style-name="T51">оторый используется, чтобы обновить выходное значение клетки в определенном расположении, не изменяя зависимости, это применяется только к исходным клеткам, т. е. Тем, значения которых не зависят ни от какой другой клетке <text:s/>и таким образом не имеют никаких исходных зависимостей</text:span><text:span text:style-name="T49">)</text:span></text:p>
          <text:list>
            <text:list-item>
              <text:p text:style-name="P43"><text:span text:style-name="T49">MessageToSetValueAndOptionsOfCell </text:span><text:span text:style-name="T52">(который происходит от </text:span><text:span text:style-name="T47">MessageToSetValueOfCell </text:span><text:span text:style-name="T52">и также позволяет определять опции ячейки, такие как должны ли дочерние элементы автоматически быть повторно вычесленны, когда значение родителя изменяется и должно ли это быть сохранено с одноуровневыми элементами)</text:span></text:p>
            </text:list-item>
            <text:list-item>
              <text:p text:style-name="P44"><text:span text:style-name="T52">MessageToSetValueAndTargetsOfSourceCell </text:span><text:span text:style-name="T53">(который происходит из MessageToSetValueAndOptionsOfCell и также позволяет добавлять целевые зависимости)</text:span></text:p>
            </text:list-item>
            <text:list-item>
              <text:p text:style-name="P45"><text:span text:style-name="T47">и <text:s/>MessageToSetValueAndDependenciesOfCell (который наследуется от </text:span><text:span text:style-name="T52">MessageToSetValueAndTargetsOfSourceCell <text:s/></text:span><text:span text:style-name="T47">и может использоваться также, чтобы изменить тип вычисления и изменить входные и выходные зависимости, он может также быть использован для не исходных ячеек, т. е. Ячеек значения которых основываются на значениях других ячеек)</text:span></text:p>
            </text:list-item>
          </text:list>
        </text:list-item>
        <text:list-item>
          <text:p text:style-name="P46"><text:span text:style-name="T47">MessageToPropagateChangeInCellValue </text:span><text:span text:style-name="T50">(</text:span><text:span text:style-name="T54">который используется внутренне, чтобы отправить сообщение в целевую ячейку зависимотси чтопроизошло изменение в исходной зависимой клетке</text:span><text:span text:style-name="T50">)</text:span></text:p>
        </text:list-item>
        <text:list-item>
          <text:p text:style-name="P47">MessageToRequestCellValue <text:span text:style-name="T55">(</text:span><text:span text:style-name="T56">который испльзуется ячейкой А чтобы отправить сообщение в ячейку В запрашивая что ячейка В отправляет MessageToPropagateChangeInCellValue <text:s/>в А, это переопределяет <text:s/>MustRecalculateAfterMessageReceipt так что вычисление сообщение не происходило автоматически</text:span><text:span text:style-name="T55">)</text:span></text:p>
        </text:list-item>
        <text:list-item>
          <text:p text:style-name="P48">Клиенские сообщения</text:p>
          <text:list>
            <text:list-item>
              <text:p text:style-name="P48">Они могут произойти из <text:span text:style-name="T7">CellMessage </text:span>и могу тиспользоваться ячейкой определенного типа, чтобы отправить информацию в другую ячейку некоторыми средствами кроме отправки его всего выходного значения ячейки CalculationSources HierarchicalLocationTree. Больше информации предоставленно ниже в обработке сообщения и пользовательских сообщениях</text:p>
            </text:list-item>
            <text:list-item>
              <text:p text:style-name="P49">MessageToExportCellValue (который испльзуется, чтобы отправить сообщение, что внешний источник данных должен быть обновлен на основе изменения в ячейке)</text:p>
              <text:p text:style-name="P50"/>
              <text:p text:style-name="P50">Сообщения от одного внутреннего двоичного дерева до дурго будут агрегированны в AggregateMessage, состит изсвойства List&lt;CellMessage&gt; и свойства totalMessageSize.</text:p>
            </text:list-item>
          </text:list>
        </text:list-item>
      </text:list>
      <text:p text:style-name="P51"/>
      <text:p text:style-name="P52">Родительско-дочерняя ячеечная коммуникация. Если родительская ячейка изменена, то никакое сообщение не требуется, чтобы изменить значение дочерних клето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3-18T19:20:45.585000000</dc:date>
    <meta:editing-duration>P4DT17H14M24S</meta:editing-duration>
    <meta:editing-cycles>102</meta:editing-cycles>
    <meta:generator>LibreOffice/4.2.5.2$Windows_x86 LibreOffice_project/61cb170a04bb1f12e77c884eab9192be736ec5f5</meta:generator>
    <meta:document-statistic meta:table-count="0" meta:image-count="0" meta:object-count="0" meta:page-count="5" meta:paragraph-count="63" meta:word-count="2096" meta:character-count="16639" meta:non-whitespace-character-count="14593"/>
  </office:meta>
</office:document-meta>
</file>